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32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444444444444444">
            <text:p>0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416666666666667">
            <text:p>0,0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37037037037037">
            <text:p>0,0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363636363636364">
            <text:p>0,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357142857142857">
            <text:p>0,0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246913580246914">
            <text:p>0,0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240963855421687">
            <text:p>0,0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">
            <text:p>2</text:p>
          </table:table-cell>
          <table:table-cell table:formula="of:=[.C88]/[.B88]" office:value-type="float" office:value="0.0238095238095238">
            <text:p>0,02</text:p>
          </table:table-cell>
          <table:table-cell table:formula="of:=[.D88]/[.B88]" office:value-type="float" office:value="0.0238095238095238">
            <text:p>0,0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235294117647059">
            <text:p>0,0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232558139534884">
            <text:p>0,0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">
            <text:p>2</text:p>
          </table:table-cell>
          <table:table-cell table:formula="of:=[.C91]/[.B91]" office:value-type="float" office:value="0.0229885057471264">
            <text:p>0,02</text:p>
          </table:table-cell>
          <table:table-cell table:formula="of:=[.D91]/[.B91]" office:value-type="float" office:value="0.0229885057471264">
            <text:p>0,0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227272727272727">
            <text:p>0,02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224719101123595">
            <text:p>0,0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table:formula="of:=[.C94]/[.B94]" office:value-type="float" office:value="0.0222222222222222">
            <text:p>0,02</text:p>
          </table:table-cell>
          <table:table-cell table:formula="of:=[.D94]/[.B94]" office:value-type="float" office:value="0.0222222222222222">
            <text:p>0,02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2">
            <text:p>2</text:p>
          </table:table-cell>
          <table:table-cell table:formula="of:=[.C95]/[.B95]" office:value-type="float" office:value="0.021978021978022">
            <text:p>0,02</text:p>
          </table:table-cell>
          <table:table-cell table:formula="of:=[.D95]/[.B95]" office:value-type="float" office:value="0.021978021978022">
            <text:p>0,02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6]/[.B96]" office:value-type="float" office:value="0.0217391304347826">
            <text:p>0,02</text:p>
          </table:table-cell>
          <table:table-cell table:formula="of:=[.D96]/[.B96]" office:value-type="float" office:value="0.0326086956521739">
            <text:p>0,0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97]/[.B97]" office:value-type="float" office:value="0.021505376344086">
            <text:p>0,02</text:p>
          </table:table-cell>
          <table:table-cell table:formula="of:=[.D97]/[.B97]" office:value-type="float" office:value="0.032258064516129">
            <text:p>0,0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2">
            <text:p>2</text:p>
          </table:table-cell>
          <table:table-cell table:formula="of:=[.C98]/[.B98]" office:value-type="float" office:value="0.0212765957446808">
            <text:p>0,02</text:p>
          </table:table-cell>
          <table:table-cell table:formula="of:=[.D98]/[.B98]" office:value-type="float" office:value="0.0212765957446808">
            <text:p>0,0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table:formula="of:=[.C99]/[.B99]" office:value-type="float" office:value="0.0210526315789474">
            <text:p>0,02</text:p>
          </table:table-cell>
          <table:table-cell table:formula="of:=[.D99]/[.B99]" office:value-type="float" office:value="0.0210526315789474">
            <text:p>0,0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0]/[.B100]" office:value-type="float" office:value="0.0208333333333333">
            <text:p>0,02</text:p>
          </table:table-cell>
          <table:table-cell table:formula="of:=[.D100]/[.B100]" office:value-type="float" office:value="0.03125">
            <text:p>0,0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1]/[.B101]" office:value-type="float" office:value="0.0206185567010309">
            <text:p>0,02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2]/[.B102]" office:value-type="float" office:value="0.0204081632653061">
            <text:p>0,02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3]/[.B103]" office:value-type="float" office:value="0.0202020202020202">
            <text:p>0,02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4]/[.B104]" office:value-type="float" office:value="0.02">
            <text:p>0,02</text:p>
          </table:table-cell>
          <table:table-cell table:formula="of:=[.D104]/[.B104]" office:value-type="float" office:value="0.03">
            <text:p>0,03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32669455832016">
            <text:p>0,05</text:p>
          </table:table-cell>
          <table:table-cell table:style-name="ce4" table:formula="of:=SUM([.F5:.F104])/100" office:value-type="float" office:value="0.0565543130624684">
            <text:p>0,0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0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3M3S</meta:editing-duration>
    <meta:editing-cycles>90</meta:editing-cycles>
    <meta:generator>OpenOffice.org/3.4.1$Win32 OpenOffice.org_project/341m1$Build-9593</meta:generator>
    <dc:date>2013-05-05T10:50:03.70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